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1B000052C7000069DD8CBF01C2.svm"/>
  <manifest:file-entry manifest:media-type="" manifest:full-path="Pictures/200001A8000049160000719A31EDD143.svm"/>
  <manifest:file-entry manifest:media-type="" manifest:full-path="Pictures/200000300000285900001B0D5DD03E85.svm"/>
  <manifest:file-entry manifest:media-type="" manifest:full-path="Pictures/2000017B00003DE9000023AFF79BE1D0.svm"/>
  <manifest:file-entry manifest:media-type="" manifest:full-path="Pictures/200001D000003A150000368D974D8085.svm"/>
  <manifest:file-entry manifest:media-type="" manifest:full-path="Pictures/200002120000479A00003209964A9852.svm"/>
  <manifest:file-entry manifest:media-type="" manifest:full-path="Pictures/200002FA00004DDA00002D469698F515.svm"/>
  <manifest:file-entry manifest:media-type="" manifest:full-path="Pictures/200000C20000324D000021B3C54A7256.svm"/>
  <manifest:file-entry manifest:media-type="" manifest:full-path="Pictures/200005140000614C00004A37B43A5058.svm"/>
  <manifest:file-entry manifest:media-type="" manifest:full-path="Pictures/2000030A00004BAB000060ABB9AAC3AC.svm"/>
  <manifest:file-entry manifest:media-type="" manifest:full-path="Pictures/200001410000594C00007E80A2EA7413.svm"/>
  <manifest:file-entry manifest:media-type="" manifest:full-path="Pictures/20000092000047AA000033538593BDD0.svm"/>
  <manifest:file-entry manifest:media-type="" manifest:full-path="Pictures/2000007600003FB200002A4C69524E4D.svm"/>
  <manifest:file-entry manifest:media-type="" manifest:full-path="Pictures/20000295000046DF00005F50469680E4.svm"/>
  <manifest:file-entry manifest:media-type="" manifest:full-path="Pictures/200000E100003C7D000062523E99200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Console" svg:font-family="'Lucida Console'" style:font-adornments="Regular" style:font-pitch="fixed"/>
    <style:font-face style:name="Gothic" svg:font-family="Gothic" style:font-pitch="variable"/>
    <style:font-face style:name="Kochi Mincho" svg:font-family="'Kochi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Heading_20_2">
      <style:paragraph-properties fo:break-before="page"/>
      <style:text-properties fo:language="en" fo:country="US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fo:margin-left="0mm" fo:margin-right="0mm" style:vertical-pos="top" style:vertical-rel="baseline" style:horizontal-pos="center" style:horizontal-rel="paragraph" fo:padding-left="2.8mm" fo:padding-right="2.8mm" fo:padding-top="1.53mm" fo:padding-bottom="1.53mm" fo:border="none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style:vertical-pos="top" style:vertical-rel="baseline" fo:padding-left="2.8mm" fo:padding-right="2.8mm" fo:padding-top="1.53mm" fo:padding-bottom="1.53mm" fo:border="none" style:mirror="none" fo:clip="rect(0mm 0mm 0mm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1">
        <style:list-level-properties text:min-label-distance="3mm"/>
      </text:list-level-style-number>
      <text:list-level-style-number text:level="2" style:num-format="1" text:display-levels="2">
        <style:list-level-properties text:min-label-width="10mm" text:min-label-distance="3mm"/>
      </text:list-level-style-number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ptikus</text:p>
      <text:h text:style-name="Heading_20_1" text:outline-level="1">Concepts</text:h>
      <text:h text:style-name="Heading_20_1" text:outline-level="1">Commands</text:h>
      <text:h text:style-name="Heading_20_1" text:outline-level="1">Graphical Interface</text:h>
      <text:h text:style-name="Heading_20_1" text:outline-level="1">Library Reference</text:h>
      <text:h text:style-name="Heading_20_2" text:outline-level="2">Utilities</text:h>
      <text:h text:style-name="Heading_20_2" text:outline-level="2">Watch</text:h>
      <text:h text:style-name="Heading_20_1" text:outline-level="1">UML diagrams and Data Model</text:h>
      <text:h text:style-name="Heading_20_2" text:outline-level="2">Logical View / Design Model / Main</text:h>
      <text:p text:style-name="Standard"><draw:frame draw:style-name="fr1" draw:name="Graphic1" text:anchor-type="as-char" svg:width="66.8mm" svg:height="40.32mm" draw:z-index="0"><draw:image xlink:href="Pictures/200000300000285900001B0D5DD03E85.svm" xlink:type="simple" xlink:show="embed" xlink:actuate="onLoad"/></draw:frame></text:p>
      <text:h text:style-name="P1" text:outline-level="2">Logical View / Design Model / Client / Use Cases / Use Cases</text:h>
      <text:p text:style-name="P2"><draw:frame draw:style-name="fr1" draw:name="Graphic3" text:anchor-type="as-char" svg:width="116.72mm" svg:height="81.9mm" draw:z-index="1"><draw:image xlink:href="Pictures/20000092000047AA000033538593BDD0.svm" xlink:type="simple" xlink:show="embed" xlink:actuate="onLoad"/></draw:frame></text:p>
      <text:h text:style-name="Heading_20_2" text:outline-level="2">Logical View / Design Model / <text:span text:style-name="T1">Client</text:span> / Main</text:h>
      <text:p text:style-name="Standard"><draw:frame draw:style-name="fr1" draw:name="Graphic2" text:anchor-type="as-char" svg:width="165.26mm" svg:height="101.71mm" draw:z-index="2"><draw:image xlink:href="Pictures/200002FA00004DDA00002D469698F515.svm" xlink:type="simple" xlink:show="embed" xlink:actuate="onLoad"/></draw:frame></text:p>
      <text:h text:style-name="P1" text:outline-level="2">Logical View / Design Model / Address Database / Main</text:h>
      <text:p text:style-name="Standard"><draw:frame draw:style-name="fr1" draw:name="Graphic6" text:anchor-type="as-char" svg:width="148.45mm" svg:height="196.83mm" draw:z-index="3"><draw:image xlink:href="Pictures/2000031B000052C7000069DD8CBF01C2.svm" xlink:type="simple" xlink:show="embed" xlink:actuate="onLoad"/></draw:frame></text:p>
      <text:h text:style-name="P1" text:outline-level="2">Logical View / Schemes / Address Database / Address Database</text:h>
      <text:p text:style-name="Standard"><draw:frame draw:style-name="fr1" draw:name="Graphic15" text:anchor-type="as-char" svg:width="133.23mm" svg:height="195.56mm" draw:z-index="4"><draw:image xlink:href="Pictures/20000295000046DF00005F50469680E4.svm" xlink:type="simple" xlink:show="embed" xlink:actuate="onLoad"/></draw:frame></text:p>
      <text:p text:style-name="Standard"/>
      <text:p text:style-name="Standard"/>
      <text:h text:style-name="P3" text:outline-level="2">Logical View / Design Model / Client / Address Database / Address Database</text:h>
      <text:p text:style-name="Standard"><draw:frame draw:style-name="fr1" draw:name="Graphic4" text:anchor-type="as-char" svg:width="134.83mm" svg:height="184.49mm" draw:z-index="5"><draw:image xlink:href="Pictures/2000030A00004BAB000060ABB9AAC3AC.svm" xlink:type="simple" xlink:show="embed" xlink:actuate="onLoad"/></draw:frame></text:p>
      <text:p text:style-name="Standard"/>
      <text:h text:style-name="P4" text:outline-level="2">Logical View / Design Model / Client / Address Database / Address Calculation</text:h>
      <text:p text:style-name="P2"><draw:frame draw:style-name="fr1" draw:name="Graphic5" text:anchor-type="as-char" svg:width="129.45mm" svg:height="203.98mm" draw:z-index="6"><draw:image xlink:href="Pictures/200001410000594C00007E80A2EA7413.svm" xlink:type="simple" xlink:show="embed" xlink:actuate="onLoad"/></draw:frame></text:p>
      <text:p text:style-name="Standard"/>
      <text:p text:style-name="Standard"/>
      <text:h text:style-name="P1" text:outline-level="2">Logical View / Design Model / Agent / Use Cases</text:h>
      <text:p text:style-name="Standard"><draw:frame draw:style-name="fr1" draw:name="Graphic8" text:anchor-type="as-char" svg:width="107.23mm" svg:height="73.62mm" draw:z-index="7"><draw:image xlink:href="Pictures/2000007600003FB200002A4C69524E4D.svm" xlink:type="simple" xlink:show="embed" xlink:actuate="onLoad"/></draw:frame></text:p>
      <text:h text:style-name="P1" text:outline-level="2">Logical View / Design Model / Agent / Main</text:h>
      <text:p text:style-name="Standard"><draw:frame draw:style-name="fr1" draw:name="Graphic7" text:anchor-type="as-char" svg:width="130.92mm" svg:height="128.27mm" draw:z-index="8"><draw:image xlink:href="Pictures/200001D000003A150000368D974D8085.svm" xlink:type="simple" xlink:show="embed" xlink:actuate="onLoad"/></draw:frame></text:p>
      <text:p text:style-name="Standard"/>
      <text:p text:style-name="Standard"/>
      <text:h text:style-name="P4" text:outline-level="2">Logical View / Design Model / Agent / Addressing / Main</text:h>
      <text:p text:style-name="Standard"><draw:frame draw:style-name="fr2" draw:name="Graphic9" text:anchor-type="as-char" svg:width="124.3mm" svg:height="67.06mm" draw:z-index="14"><draw:image xlink:href="Pictures/2000017B00003DE9000023AFF79BE1D0.svm" xlink:type="simple" xlink:show="embed" xlink:actuate="onLoad"/></draw:frame></text:p>
      <text:h text:style-name="P1" text:outline-level="2">Logical View / Design Model / Agent / Monitoring / Main</text:h>
      <text:p text:style-name="Standard"><draw:frame draw:style-name="fr1" draw:name="Graphic10" text:anchor-type="as-char" svg:width="129.43mm" svg:height="90.59mm" draw:z-index="9"><draw:image xlink:href="Pictures/200002120000479A00003209964A9852.svm" xlink:type="simple" xlink:show="embed" xlink:actuate="onLoad"/></draw:frame></text:p>
      <text:h text:style-name="P1" text:outline-level="2">Logical View / Design Model / Agent / Connection / Main</text:h>
      <text:p text:style-name="Standard"><draw:frame draw:style-name="fr2" draw:name="Graphic11" text:anchor-type="as-char" svg:width="101.83mm" svg:height="67.57mm" draw:z-index="10"><draw:image xlink:href="Pictures/200000C20000324D000021B3C54A7256.svm" xlink:type="simple" xlink:show="embed" xlink:actuate="onLoad"/></draw:frame></text:p>
      <text:h text:style-name="P1" text:outline-level="2">Logical View / Design Model / Agent / Connection / Connection</text:h>
      <text:p text:style-name="P2"><draw:frame draw:style-name="fr1" draw:name="Graphic12" text:anchor-type="as-char" svg:width="135.08mm" svg:height="206.46mm" draw:z-index="11"><draw:image xlink:href="Pictures/200001A8000049160000719A31EDD143.svm" xlink:type="simple" xlink:show="embed" xlink:actuate="onLoad"/></draw:frame></text:p>
      <text:h text:style-name="P1" text:outline-level="2">Logical View / Design Model / Agent / Control / Main</text:h>
      <text:p text:style-name="Standard"><draw:frame draw:style-name="fr2" draw:name="Graphic13" text:anchor-type="as-char" svg:width="164.89mm" svg:height="125.77mm" draw:z-index="12"><draw:image xlink:href="Pictures/200005140000614C00004A37B43A5058.svm" xlink:type="simple" xlink:show="embed" xlink:actuate="onLoad"/></draw:frame></text:p>
      <text:p text:style-name="Standard"/>
      <text:h text:style-name="P4" text:outline-level="2">Logical View / Design Model / Agent / Control / Control</text:h>
      <text:p text:style-name="Standard"><draw:frame draw:style-name="fr1" draw:name="Graphic14" text:anchor-type="as-char" svg:width="117.53mm" svg:height="204.19mm" draw:z-index="13"><draw:image xlink:href="Pictures/200000E100003C7D000062523E99200C.svm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Console" svg:font-family="'Lucida Console'" style:font-adornments="Regular" style:font-pitch="fixed"/>
    <style:font-face style:name="Gothic" svg:font-family="Gothic" style:font-pitch="variable"/>
    <style:font-face style:name="Kochi Mincho" svg:font-family="'Kochi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ja" style:country-asian="JP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font-name-asian="Kochi Mincho" style:font-size-asian="12pt" style:language-asian="ja" style:country-asian="JP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mm" fo:margin-right="0mm" fo:text-align="start" style:justify-single-word="false" fo:text-indent="6mm" style:auto-text-indent="false"/>
      <style:text-properties style:font-name="Trebuchet MS" fo:font-size="9pt" fo:language="en" fo:country="US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keep-together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ototype" style:family="paragraph" style:parent-style-name="Standard" style:next-style-name="Standard" style:master-page-name="">
      <style:paragraph-properties fo:margin-left="0mm" fo:margin-right="0mm" fo:margin-top="4.99mm" fo:margin-bottom="1.48mm" fo:keep-together="always" fo:text-indent="0mm" style:auto-text-indent="false" fo:keep-with-next="always"/>
      <style:text-properties fo:color="#000080" style:font-name="Lucida Console" fo:font-size="9pt" fo:language="none" fo:country="none" fo:font-weight="normal"/>
    </style:style>
    <style:style style:name="Code" style:family="paragraph" style:parent-style-name="Standard" style:class="text" style:master-page-name="">
      <style:paragraph-properties fo:margin-left="8.48mm" fo:margin-right="1.99mm" fo:margin-top="1.48mm" fo:margin-bottom="1.48mm" fo:text-indent="1.99mm" style:auto-text-indent="false"/>
      <style:text-properties style:font-name="Lucida Console" fo:font-size="8pt" fo:language="none" fo:country="none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CodeFont" style:family="text">
      <style:text-properties style:font-name="Lucida Console" fo:font-size="10pt"/>
    </style:style>
    <style:style style:name="WW-Основной_20_шрифт_20_абзаца" style:display-name="WW-Основной шрифт абзаца" style:family="text"/>
    <style:style style:name="Шрифт_20_исх._20_кода" style:display-name="Шрифт исх. кода" style:family="text" style:parent-style-name="WW-Основной_20_шрифт_20_абзаца">
      <style:text-properties style:font-name="Courier New" fo:language="en" fo:country="US" fo:font-weight="bold" style:language-asian="none" style:country-asian="none" style:font-weight-asian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3mm"/>
      </text:outline-level-style>
      <text:outline-level-style text:level="2" style:num-format="1" text:display-levels="2">
        <style:list-level-properties text:min-label-width="10mm" text:min-label-distance="3mm"/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4.99mm"/>
      </text:list-level-style-number>
      <text:list-level-style-number text:level="2" text:style-name="Numbering_20_Symbols" style:num-suffix="." style:num-format="1">
        <style:list-level-properties text:space-before="5.01mm" text:min-label-width="4.99mm"/>
      </text:list-level-style-number>
      <text:list-level-style-number text:level="3" text:style-name="Numbering_20_Symbols" style:num-suffix="." style:num-format="1">
        <style:list-level-properties text:space-before="10mm" text:min-label-width="4.99mm"/>
      </text:list-level-style-number>
      <text:list-level-style-number text:level="4" text:style-name="Numbering_20_Symbols" style:num-suffix="." style:num-format="1">
        <style:list-level-properties text:space-before="15.01mm" text:min-label-width="4.99mm"/>
      </text:list-level-style-number>
      <text:list-level-style-number text:level="5" text:style-name="Numbering_20_Symbols" style:num-suffix="." style:num-format="1">
        <style:list-level-properties text:space-before="20mm" text:min-label-width="4.99mm"/>
      </text:list-level-style-number>
      <text:list-level-style-number text:level="6" text:style-name="Numbering_20_Symbols" style:num-suffix="." style:num-format="1">
        <style:list-level-properties text:space-before="25.01mm" text:min-label-width="4.99mm"/>
      </text:list-level-style-number>
      <text:list-level-style-number text:level="7" text:style-name="Numbering_20_Symbols" style:num-suffix="." style:num-format="1">
        <style:list-level-properties text:space-before="30.01mm" text:min-label-width="4.99mm"/>
      </text:list-level-style-number>
      <text:list-level-style-number text:level="8" text:style-name="Numbering_20_Symbols" style:num-suffix="." style:num-format="1">
        <style:list-level-properties text:space-before="35.02mm" text:min-label-width="4.99mm"/>
      </text:list-level-style-number>
      <text:list-level-style-number text:level="9" text:style-name="Numbering_20_Symbols" style:num-suffix="." style:num-format="1">
        <style:list-level-properties text:space-before="40.01mm" text:min-label-width="4.99mm"/>
      </text:list-level-style-number>
      <text:list-level-style-number text:level="10" text:style-name="Numbering_20_Symbols" style:num-suffix="." style:num-format="1">
        <style:list-level-properties text:space-before="45.02mm" text:min-label-width="4.99m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4.99mm"/>
      </text:list-level-style-number>
      <text:list-level-style-number text:level="2" text:style-name="Numbering_20_Symbols" style:num-format="1" text:start-value="2">
        <style:list-level-properties text:space-before="4.99mm" text:min-label-width="4.99mm"/>
      </text:list-level-style-number>
      <text:list-level-style-number text:level="3" text:style-name="Numbering_20_Symbols" style:num-format="1" text:start-value="3">
        <style:list-level-properties text:space-before="9.98mm" text:min-label-width="10mm"/>
      </text:list-level-style-number>
      <text:list-level-style-number text:level="4" text:style-name="Numbering_20_Symbols" style:num-format="1" text:start-value="4">
        <style:list-level-properties text:space-before="19.98mm" text:min-label-width="12.51mm"/>
      </text:list-level-style-number>
      <text:list-level-style-number text:level="5" text:style-name="Numbering_20_Symbols" style:num-format="1" text:start-value="5">
        <style:list-level-properties text:space-before="32.49mm" text:min-label-width="14.99mm"/>
      </text:list-level-style-number>
      <text:list-level-style-number text:level="6" text:style-name="Numbering_20_Symbols" style:num-format="1" text:start-value="6">
        <style:list-level-properties text:space-before="47.48mm" text:min-label-width="18.01mm"/>
      </text:list-level-style-number>
      <text:list-level-style-number text:level="7" text:style-name="Numbering_20_Symbols" style:num-format="1" text:start-value="7">
        <style:list-level-properties text:space-before="65.49mm" text:min-label-width="23mm"/>
      </text:list-level-style-number>
      <text:list-level-style-number text:level="8" text:style-name="Numbering_20_Symbols" style:num-format="1" text:start-value="8">
        <style:list-level-properties text:space-before="88.49mm" text:min-label-width="26mm"/>
      </text:list-level-style-number>
      <text:list-level-style-number text:level="9" text:style-name="Numbering_20_Symbols" style:num-format="1" text:start-value="9">
        <style:list-level-properties text:space-before="114.49mm" text:min-label-width="28.01mm"/>
      </text:list-level-style-number>
      <text:list-level-style-number text:level="10" text:style-name="Numbering_20_Symbols" style:num-format="1" text:start-value="10">
        <style:list-level-properties text:space-before="142.5mm" text:min-label-width="31.01m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fo:font-family="StarSymbol" style:font-charset="x-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style style:name="P1" style:family="paragraph" style:parent-style-name="Header">
      <style:paragraph-properties fo:margin-left="0mm" fo:margin-right="0mm" fo:text-indent="0mm" style:auto-text-indent="false"/>
    </style:style>
    <style:page-layout style:name="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style:page-layout style:name="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tab/><text:page-number text:select-page="current">12</text:page-number></text:p>
      </style:head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4-01-25T19:40:18</meta:creation-date>
    <dc:date>2006-12-11T08:16:53</dc:date>
    <meta:print-date>2004-01-27T14:01:18</meta:print-date>
    <dc:language>ru-RU</dc:language>
    <meta:editing-cycles>71</meta:editing-cycles>
    <meta:editing-duration>P1DT6H31M1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0" meta:page-count="12" meta:paragraph-count="39" meta:word-count="121" meta:character-count="940"/>
  </office:meta>
</office:document-meta>
</file>